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Meu</text:span><text:span text:style-name="T1"> </text:span><text:span text:style-name="T2">nome é Eduardo Guerra.</text:span><text:span text:style-name="T1"> </text:span><text:span text:style-name="T2">Estamos aqui no curso de Orientação a Objetos com Java.</text:span><text:span text:style-name="T1"> </text:span><text:span text:style-name="T2">Hoje vamos falar, vamos ver na prática como que funcionam as variáveis estáticas,</text:span><text:span text:style-name="T1"> </text:span><text:span text:style-name="T2">e como que elas são diferentes das dinâmicas.</text:span><text:span text:style-name="T1"> </text:span><text:span text:style-name="T2">Então eu vou criar exemplo aqui que a gente vai criar uma variável de cada tipo,</text:span><text:span text:style-name="T1"> </text:span><text:span text:style-name="T2">vai modificar cada uma delas, e vai ver como que elas funcionam aí.</text:span><text:span text:style-name="T1"> </text:span><text:span text:style-name="T2">Eu vou criar aqui projeto Java, vou chamar aqui de</text:span><text:span text:style-name="T1"> </text:span><text:span text:style-name="T2">EstaticaVsDinamica Dinamica não,</text:span><text:span text:style-name="T1"> </text:span><text:span text:style-name="T2">"vsInstancia", certo?</text:span><text:span text:style-name="T1"> </text:span><text:span text:style-name="T2">Então, eu vou fazer o seguinte, eu vou criar aqui uma classe, certo?</text:span><text:span text:style-name="T1"> </text:span><text:span text:style-name="T2">Que ela vai chamar de Somador, a classe Somador,</text:span><text:span text:style-name="T1"> </text:span><text:span text:style-name="T2">ela vai ter duas variáveis: uma variável estática e uma variável de instância.</text:span><text:span text:style-name="T1"> </text:span><text:span text:style-name="T2">Toda vez que eu mandar ela somar, ela vai somar 1 nas duas variáveis.</text:span><text:span text:style-name="T1"> </text:span><text:span text:style-name="T2">Aí já já eu mostro pra vocês o experimento que a gente vai fazer pra ver qual</text:span><text:span text:style-name="T1"> </text:span><text:span text:style-name="T2">o resultado que a gente obtém.</text:span><text:span text:style-name="T1"> </text:span><text:span text:style-name="T2">Então eu vou chamar aqui de somador, certo?</text:span><text:span text:style-name="T1"> </text:span><text:span text:style-name="T2">Então a minha classe somador,</text:span><text:span text:style-name="T1"> </text:span><text:span text:style-name="T2">ela vai ter nome, certo?</text:span><text:span text:style-name="T1"> </text:span><text:span text:style-name="T2">Eu vou chamar aqui de nome, ela vai ter</text:span><text:span text:style-name="T1"> </text:span><text:span text:style-name="T2">valor instância, certo?</text:span><text:span text:style-name="T1"> </text:span><text:span text:style-name="T2">Que eu estou criando uma variável de instância,</text:span><text:span text:style-name="T1"> </text:span><text:span text:style-name="T2">e vou criar aqui uma variável estática que eu vou chamar de valor</text:span><text:span text:style-name="T1"> </text:span><text:span text:style-name="T2">estática, certo?</text:span><text:span text:style-name="T1"> </text:span><text:span text:style-name="T2">Eu vou fazer o seguinte aqui eu vou</text:span><text:span text:style-name="T1"> </text:span><text:span text:style-name="T2">inicializar as duas variáveis com o zero, okay?</text:span><text:span text:style-name="T1"> </text:span><text:span text:style-name="T2">E aí eu vou ter esse método aqui que eu vou chamar de somar, certo?</text:span><text:span text:style-name="T1"> </text:span><text:span text:style-name="T2">O meu método somar, ele vai somar no valor da</text:span><text:span text:style-name="T1"> </text:span><text:span text:style-name="T2">variáriel de instância, certo?</text:span><text:span text:style-name="T1"> </text:span><text:span text:style-name="T2">Então, valorInstância++ e vai somar no valor alí da variável estática.</text:span><text:span text:style-name="T1"> </text:span><text:span text:style-name="T2">Note que a única coisa que muda de uma pra outra é o fato de uma</text:span><text:span text:style-name="T1"> </text:span><text:span text:style-name="T2">ser estática e a outra ser dinâmica.</text:span><text:span text:style-name="T1"> </text:span><text:span text:style-name="T2">Ou ser de instância, certo?</text:span><text:span text:style-name="T1"> </text:span><text:span text:style-name="T2">E aí eu vou criar também método aqui que eu vou chamar de imprimir, certo?</text:span><text:span text:style-name="T1"> </text:span><text:span text:style-name="T2">Que vai imprimir o somador.</text:span><text:span text:style-name="T1"> </text:span><text:span text:style-name="T2">Então eu vou fazer aqui o meu "sysout'',</text:span><text:span text:style-name="T1"> </text:span><text:span text:style-name="T2">então eu vou colocar aqui o somador,</text:span><text:span text:style-name="T1"> </text:span><text:span text:style-name="T2">o nome dele,</text:span><text:span text:style-name="T1"> </text:span><text:span text:style-name="T2">tem vou colocar aqui o valor da instância,</text:span><text:span text:style-name="T1"> </text:span><text:span text:style-name="T2">certo?</text:span><text:span text:style-name="T1"> </text:span><text:span text:style-name="T2">Pra fazer, pra ficar mais fácil aqui, vez de descrever isso tudo eu vou escrever</text:span><text:span text:style-name="T1"> </text:span><text:span text:style-name="T2">aqui "instância="+valorInstância+"</text:span><text:span text:style-name="T1"> </text:span><text:span text:style-name="T2">"e estática="+valorEstática+"</text:span><text:span text:style-name="T1"> </text:span><text:span text:style-name="T2">Ao valor da estática, certo?</text:span><text:span text:style-name="T1"> </text:span><text:span text:style-name="T2">Então, criei alí o meu somar, criei o meu imprimir.</text:span><text:span text:style-name="T1"> </text:span><text:span text:style-name="T2">Vamos ver agora o que que acontece por exemplo se eu criar três instâncias</text:span><text:span text:style-name="T1"> </text:span><text:span text:style-name="T2">dessa classe somadora e chamar o método somar todas elas.</text:span><text:span text:style-name="T1"> </text:span><text:span text:style-name="T2">Que será que acontece com cada uma das variáveis?</text:span><text:span text:style-name="T1"> </text:span><text:span text:style-name="T2">Depois eu vou mandar imprimir e vou ver qual que é o valor de cada uma,</text:span><text:span text:style-name="T1"> </text:span><text:span text:style-name="T2">está certo?</text:span><text:span text:style-name="T1"> </text:span><text:span text:style-name="T2">Então vamos lá.</text:span><text:span text:style-name="T1"> </text:span><text:span text:style-name="T2">Eu vou ver aqui, vou criar o meu método principal, certo?</text:span><text:span text:style-name="T1"> </text:span><text:span text:style-name="T2">Vou criar uma nova classe, método não, vou criar uma classe</text:span><text:span text:style-name="T1"> </text:span><text:span text:style-name="T2">principal que tem o método "main" onde eu posso executar isso que eu falei.</text:span><text:span text:style-name="T1"> </text:span><text:span text:style-name="T2">Então vou criar aqui o somador s1, certo?</text:span><text:span text:style-name="T1"> </text:span><text:span text:style-name="T2">"New somador" </text:span><text:span text:style-name="T1"> </text:span><text:span text:style-name="T2">Vou fazer aqui "s1.nome"</text:span><text:span text:style-name="T1"> </text:span><text:span text:style-name="T2">"= 'somador1"</text:span><text:span text:style-name="T1"> </text:span><text:span text:style-name="T2">E vou criar três somadores aqui,</text:span><text:span text:style-name="T1"> </text:span><text:span text:style-name="T2">certo?</text:span><text:span text:style-name="T1"> </text:span><text:span text:style-name="T2">Então vou colocar aqui s2 s2,</text:span><text:span text:style-name="T1"> </text:span><text:span text:style-name="T2">s3 s3, está faltando modificar o nome de cada.</text:span><text:span text:style-name="T1"> </text:span><text:span text:style-name="T2">Então, vou chamar aqui de somador 2, e somador 3.</text:span><text:span text:style-name="T1"> </text:span><text:span text:style-name="T2">Aqui eu vou criar "for" pra chamar o método</text:span><text:span text:style-name="T1"> </text:span><text:span text:style-name="T2">somar três vezes cada dos somadores.</text:span><text:span text:style-name="T1"> </text:span><text:span text:style-name="T2">Então vou fazer int i=0; i&lt;3; i++ certo?</text:span><text:span text:style-name="T1"> </text:span><text:span text:style-name="T2">E aí eu vou fazer aí agora o s1.somar o</text:span><text:span text:style-name="T1"> </text:span><text:span text:style-name="T2">s2.somar e o s3.somar certo?</text:span><text:span text:style-name="T1"> </text:span><text:span text:style-name="T2">E aí agora eu vou imprimir cada deles.</text:span><text:span text:style-name="T1"> </text:span><text:span text:style-name="T2">Então vou fazer o s1.imprimir o</text:span><text:span text:style-name="T1"> </text:span><text:span text:style-name="T2">s2.imprimir e o s3.imprimir Certo?</text:span><text:span text:style-name="T1"> </text:span><text:span text:style-name="T2">E vamos ver como é que ficou o valor aqui de cada variável, certo?</text:span><text:span text:style-name="T1"> </text:span><text:span text:style-name="T2">Então eu vou dar play aqui, certo?</text:span><text:span text:style-name="T1"> </text:span><text:span text:style-name="T2">Note que todos eles a variável de instância,</text:span><text:span text:style-name="T1"> </text:span><text:span text:style-name="T2">ela é 3 e a estática é 9, note que cada vez que eu somo,</text:span><text:span text:style-name="T1"> </text:span><text:span text:style-name="T2">eu vou somar a variável de instância só pra aquele objeto.</text:span><text:span text:style-name="T1"> </text:span><text:span text:style-name="T2">Aquele somar, quando eu somo na variável de instância está</text:span><text:span text:style-name="T1"> </text:span><text:span text:style-name="T2">dentro do escopo daquele objeto.</text:span><text:span text:style-name="T1"> </text:span><text:span text:style-name="T2">Mas quando eu somo na variável estática, aí eu estou somando pra todos os objetos,</text:span><text:span text:style-name="T1"> </text:span><text:span text:style-name="T2">então, todos os objetos daquela classe vai acessar</text:span><text:span text:style-name="T1"> </text:span><text:span text:style-name="T2">a mesma variável de instância enquanto a variável, a mesma variável estática,</text:span><text:span text:style-name="T1"> </text:span><text:span text:style-name="T2">enquanto a variável de instância, ela é uma pra cada objeto da classe.</text:span><text:span text:style-name="T1"> </text:span><text:span text:style-name="T2">Então, só pra gente ver aqui,</text:span><text:span text:style-name="T1"> </text:span><text:span text:style-name="T2">eu vou pegar, vou somar uma vez a mais aqui só no s2.</text:span><text:span text:style-name="T1"> </text:span><text:span text:style-name="T2">A gente vai ver que vai somente o opa,</text:span><text:span text:style-name="T1"> </text:span><text:span text:style-name="T2">eu chamei o imprimir aqui chamei errado,</text:span><text:span text:style-name="T1"> </text:span><text:span text:style-name="T2">eu vou chamar o somar aqui, que é o que eu queria colocar.</text:span><text:span text:style-name="T1"> </text:span><text:span text:style-name="T2">Então você pode ver aqui que a variável de instância somente do s2 aumentou 1,</text:span><text:span text:style-name="T1"> </text:span><text:span text:style-name="T2">mas o valor ali da estática que cada enxerga é o mesmo.</text:span><text:span text:style-name="T1"> </text:span><text:span text:style-name="T2">Está certo?</text:span><text:span text:style-name="T1"> </text:span><text:span text:style-name="T2">Espero que com esse exemplo tenha ficado mais claro o funcionamento das</text:span><text:span text:style-name="T1"> </text:span><text:span text:style-name="T2">variáveis estáticas.</text:span><text:span text:style-name="T1"> </text:span><text:span text:style-name="T2">É muito importante pra quem está trabalhando com orientação a objeto</text:span><text:span text:style-name="T1"> </text:span><text:span text:style-name="T2">entender essa diferença de escopo entre as variáveis de instâncias e estáticas.</text:span><text:span text:style-name="T1"> </text:span><text:span text:style-name="T2">Muito obrigado por assistir e até a próxima aula.</text:span><text:span text:style-name="T1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4.4.5.2$Windows_x86 LibreOffice_project/a22f674fd25a3b6f45bdebf25400ed2adff0ff99</meta:generator>
    <dc:date>2017-01-11T08:15:39.778000000</dc:date>
    <meta:document-statistic meta:table-count="0" meta:image-count="0" meta:object-count="0" meta:page-count="1" meta:paragraph-count="1" meta:word-count="806" meta:character-count="4375" meta:non-whitespace-character-count="3567"/>
    <meta:user-defined meta:name="Info 1"/>
    <meta:user-defined meta:name="Info 2"/>
    <meta:user-defined meta:name="Info 3"/>
    <meta:user-defined meta:name="Info 4"/>
  </office:meta>
</office:document-meta>
</file>